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6" style:family="paragraph" style:parent-style-name="Standard" style:list-style-name="L7">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7" style:family="paragraph" style:parent-style-name="Standard" style:list-style-name="L9">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8" style:family="paragraph" style:parent-style-name="Standard" style:list-style-name="L12">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9" style:family="paragraph" style:parent-style-name="Standard" style:list-style-name="L13">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0" style:family="paragraph" style:parent-style-name="Standard" style:list-style-name="L14">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1" style:family="paragraph" style:parent-style-name="Standard" style:list-style-name="L15">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2" style:family="paragraph" style:parent-style-name="Standard" style:list-style-name="L16">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3" style:family="paragraph" style:parent-style-name="Standard" style:list-style-name="L17">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4" style:family="paragraph" style:parent-style-name="Standard" style:list-style-name="L18">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5" style:family="paragraph" style:parent-style-name="Standard" style:list-style-name="L19">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6" style:family="paragraph" style:parent-style-name="Standard" style:list-style-name="L9">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7" style:family="paragraph" style:parent-style-name="Standard" style:list-style-name="L9">
      <style:paragraph-properties fo:text-align="start" style:justify-single-word="false"/>
      <style:text-properties style:font-name="Calibri" fo:font-size="12pt" style:font-size-asian="12pt" style:font-size-complex="12pt"/>
    </style:style>
    <style:style style:name="T1" style:family="text">
      <style:text-properties style:text-position="super 58%"/>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weight="normal" style:font-weight-asian="normal" style:font-weight-complex="normal"/>
    </style:style>
    <style:style style:name="T5" style:family="text">
      <style:text-properties style:font-name="Calibri"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vanced Software Construction: Design Brief</text:p>
      <text:p text:style-name="P2"/>
      <text:p text:style-name="P1">General Project Overview</text:p>
      <text:p text:style-name="P1"/>
      <text:list xml:id="list4144333781771800067" text:style-name="L7">
        <text:list-item>
          <text:p text:style-name="P6">This project is created for the purpose of fufilling the mandatory assignment requirments of the 'Advanced Software Construction' course within the 'Computer Science AP Degree' taught at the 'Zealand Institiute of Business and Technology'</text:p>
        </text:list-item>
        <text:list-item>
          <text:p text:style-name="P6">The overarching functional goal of this project is to create a library of classes that form the framework for turn based 2D game.</text:p>
        </text:list-item>
        <text:list-item>
          <text:p text:style-name="P6">This framework is designed to be implement by other developers, as a means to create a game using an external system/engine, such as 'Unity' or Unreal 4'.</text:p>
        </text:list-item>
        <text:list-item>
          <text:p text:style-name="P6">This project does not use any GUI support software or game engines in its development, and is devoid of visual representation and view logic</text:p>
        </text:list-item>
        <text:list-item>
          <text:p text:style-name="P6">This project will commence on the 17<text:span text:style-name="T1">th</text:span> of March, 2020, and will be completed before the due date of April 21<text:span text:style-name="T1">st</text:span> 2020.</text:p>
        </text:list-item>
      </text:list>
      <text:p text:style-name="P3"/>
      <text:p text:style-name="P3"/>
      <text:p text:style-name="P1">Functional Requirments</text:p>
      <text:p text:style-name="P5"/>
      <text:p text:style-name="P5">The requirments of the mandatory assignment dictate the class library framework must contain the following features:</text:p>
      <text:p text:style-name="P5"/>
      <text:list xml:id="list4818085382726574257" text:style-name="L9">
        <text:list-item>
          <text:p text:style-name="P7">A world (some 2D playground)</text:p>
        </text:list-item>
        <text:list-item>
          <text:p text:style-name="P7">Creatures (which have a position in the world)</text:p>
        </text:list-item>
        <text:list-item>
          <text:p text:style-name="P7">Objects (with a fixed position)</text:p>
          <text:list>
            <text:list-item>
              <text:p text:style-name="P7"><text:span text:style-name="T2">Some should be removable from the world and some could hold bonus or drawbacks (new weapon, new shield, hitpoints, some anti protection)</text:span></text:p>
            </text:list-item>
          </text:list>
        </text:list-item>
        <text:list-item>
          <text:p text:style-name="P7">Attack objects (weapon, magic...)</text:p>
        </text:list-item>
        <text:list-item>
          <text:p text:style-name="P7">Defence objects (Shield, boots...)</text:p>
        </text:list-item>
        <text:list-item>
          <text:p text:style-name="P17"><text:span text:style-name="T4">A game loop (</text:span><text:span text:style-name="T3">where in each loop all creatures do a move and possibly a hit or pick a an object</text:span> )</text:p>
        </text:list-item>
        <text:list-item>
          <text:p text:style-name="P17"><text:span text:style-name="T3">Creatures can hit other creatures</text:span> </text:p>
        </text:list-item>
        <text:list-item>
          <text:p text:style-name="P17"><text:span text:style-name="T3">Creatures can pick objects (if the object can be picked), whereby the creature kan get weapon, shield, magic, hitpoints, or like.</text:span> </text:p>
        </text:list-item>
        <text:list-item>
          <text:p text:style-name="P17"><text:span text:style-name="T3">Creature can die if life-point are zero or below</text:span> </text:p>
        </text:list-item>
        <text:list-item>
          <text:p text:style-name="P17"><text:span text:style-name="T3">The framework must follow the principles of SOLID</text:span> </text:p>
        </text:list-item>
        <text:list-item>
          <text:p text:style-name="P17"><text:span text:style-name="T3">The framework make use of iterations and LINQ</text:span> </text:p>
        </text:list-item>
        <text:list-item>
          <text:p text:style-name="P17"><text:span text:style-name="T3">At least three of following Design Pattern</text:span> </text:p>
          <text:list>
            <text:list-item>
              <text:p text:style-name="P17">Template</text:p>
            </text:list-item>
            <text:list-item>
              <text:p text:style-name="P17">State</text:p>
            </text:list-item>
            <text:list-item>
              <text:p text:style-name="P17">Composite</text:p>
            </text:list-item>
            <text:list-item>
              <text:p text:style-name="P17">Observer</text:p>
            </text:list-item>
            <text:list-item>
              <text:p text:style-name="P17">Decorator</text:p>
            </text:list-item>
            <text:list-item>
              <text:p text:style-name="P17">Strategy</text:p>
            </text:list-item>
          </text:list>
        </text:list-item>
      </text:list>
      <text:p text:style-name="P5"/>
      <text:p text:style-name="P1">Gameplay Mechanics and Flow</text:p>
      <text:p text:style-name="P1"/>
      <text:p text:style-name="P4"><text:soft-page-break/>General Overview</text:p>
      <text:p text:style-name="P4"/>
      <text:list xml:id="list5862611582921964757" text:style-name="L12">
        <text:list-item>
          <text:p text:style-name="P8">Genres and concepts: RPG, Wave survival, turn based, strategy, fantasy, tiled/grided world, infinite</text:p>
        </text:list-item>
      </text:list>
      <text:p text:style-name="P5"/>
      <text:p text:style-name="P4">General Game Loop and Rules</text:p>
      <text:list xml:id="list5623356361536129263" text:style-name="L13">
        <text:list-item>
          <text:p text:style-name="P9">The game is a turn based, wave survival game, in which the player is pitted against waves of enemies</text:p>
        </text:list-item>
        <text:list-item>
          <text:p text:style-name="P9">The players objective is to achieve the highest possible score by surviving as long as possible.</text:p>
        </text:list-item>
        <text:list-item>
          <text:p text:style-name="P9">Game play ends when all playable characters under the players control have been killed.</text:p>
        </text:list-item>
      </text:list>
      <text:p text:style-name="P5"/>
      <text:p text:style-name="P4">World</text:p>
      <text:list xml:id="list5208988082149251585" text:style-name="L14">
        <text:list-item>
          <text:p text:style-name="P10">The world the game is played upon is a grided board, 10 tiles long and wide (100 tiles in total)</text:p>
        </text:list-item>
        <text:list-item>
          <text:p text:style-name="P10">At the beginning of the game, the player is given control of a team of characters, and these characters are placed in the centre of the world.</text:p>
        </text:list-item>
      </text:list>
      <text:p text:style-name="P5"/>
      <text:p text:style-name="P4">Enemies</text:p>
      <text:list xml:id="list6320210506552230239" text:style-name="L15">
        <text:list-item>
          <text:p text:style-name="P11">Enemies will spawn periodically in waves. Spawned enemies are placed on the edges of the world, and aim to move towards the players characters and attempt to kill them.</text:p>
        </text:list-item>
      </text:list>
      <text:p text:style-name="P5"/>
      <text:p text:style-name="P4">Turn System</text:p>
      <text:list xml:id="list4209076887356959159" text:style-name="L16">
        <text:list-item>
          <text:p text:style-name="P12">Each character in the game takes their turn one by one.</text:p>
        </text:list-item>
        <text:list-item>
          <text:p text:style-name="P12">The order in which characters take their turns is decided at the start of the game, as well as at the start of each turn cycle.</text:p>
        </text:list-item>
        <text:list-item>
          <text:p text:style-name="P12">When determing turn order, characters take their 'Initiative' property, and add it to a randomly generated number between 1 and 3. Turn order is then decided by the characters that have the highest roll, descending.</text:p>
        </text:list-item>
        <text:list-item>
          <text:p text:style-name="P12">A new turn cycle commences when every character has made their turn.</text:p>
        </text:list-item>
        <text:list-item>
          <text:p text:style-name="P12">NOTE: This turn system is different to most turn based games in which one player makes all possible moves and plays, then passes the turn over to the second who then does the same.</text:p>
        </text:list-item>
      </text:list>
      <text:p text:style-name="P5"/>
      <text:p text:style-name="P4">Movement</text:p>
      <text:list xml:id="list4555474758509652432" text:style-name="L17">
        <text:list-item>
          <text:p text:style-name="P13">Movement by characters within the game world is done by moving from tile to tile.</text:p>
        </text:list-item>
        <text:list-item>
          <text:p text:style-name="P13">The distance (in tiles) that a character may move during its turn is dictated by its "Mobility' property (e.g. A character with a mobility stat of 3 may move up to 3 tiles with a movement action during its turn)</text:p>
        </text:list-item>
      </text:list>
      <text:p text:style-name="P5"/>
      <text:p text:style-name="P4">Combat</text:p>
      <text:list xml:id="list2484891281981910910" text:style-name="L18">
        <text:list-item>
          <text:p text:style-name="P14">Combat and tactical play in the game occurs through the use abilities and spells.</text:p>
        </text:list-item>
        <text:list-item>
          <text:p text:style-name="P14">When characters attack one another, they reduce each others their 'Health' stat, which is represented by a number. If a character's health value is reduced to 0, that character is killed.</text:p>
        </text:list-item>
      </text:list>
      <text:p text:style-name="P5"/>
      <text:p text:style-name="P4">Abilities</text:p>
      <text:list xml:id="list20651559" text:continue-numbering="true" text:style-name="L18">
        <text:list-item>
          <text:p text:style-name="P14">There are a variety of abilities, actions and spells that a character can perform during its turn (e.g. Move, Melee Attack, Ranged Attack, Raise Shield, Cast Fire Ball, etc)</text:p>
        </text:list-item>
        <text:list-item>
          <text:p text:style-name="P14"><text:soft-page-break/>All abilities have properties that determine the effects of the ability and how it used, for example:</text:p>
          <text:list>
            <text:list-item>
              <text:p text:style-name="P14">Energy Cost: The amount of energy required to perform the ability</text:p>
            </text:list-item>
            <text:list-item>
              <text:p text:style-name="P14">Cool Down: The number of turn cycles that must occur before the ability can be used again.</text:p>
            </text:list-item>
            <text:list-item>
              <text:p text:style-name="P14">Range: How far away (in tiles) a target of the spell can be and stil be targetted.</text:p>
            </text:list-item>
            <text:list-item>
              <text:p text:style-name="P14">Damage Value: The amount of health the ability will reduce when performed against a target.</text:p>
            </text:list-item>
            <text:list-item>
              <text:p text:style-name="P14">Etc.</text:p>
            </text:list-item>
          </text:list>
        </text:list-item>
      </text:list>
      <text:p text:style-name="P5"/>
      <text:p text:style-name="P4">Characters</text:p>
      <text:list xml:id="list585694936143831388" text:style-name="L19">
        <text:list-item>
          <text:p text:style-name="P15">Characters in the game can be characters controlled by the player, and enemies controlled by the enemy AI.</text:p>
        </text:list-item>
        <text:list-item>
          <text:p text:style-name="P15">All characters have a variety of properties and attributes that impact the way they behave and play in the game, for example</text:p>
          <text:list>
            <text:list-item>
              <text:p text:style-name="P15">Health: The amount of damage a character can withstand before it dies.</text:p>
            </text:list-item>
            <text:list-item>
              <text:p text:style-name="P15">Attack Value: The amount of damage a character deals when it attacks</text:p>
            </text:list-item>
            <text:list-item>
              <text:p text:style-name="P15">Mobility: The distance in tiles a character can move with a movement action</text:p>
            </text:list-item>
            <text:list-item>
              <text:p text:style-name="P1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black</meta:initial-creator>
    <meta:creation-date>2020-03-10T18:07:25.69</meta:creation-date>
    <dc:date>2020-03-18T00:45:02.94</dc:date>
    <dc:creator>will black</dc:creator>
    <meta:editing-duration>PT10H51M15S</meta:editing-duration>
    <meta:editing-cycles>13</meta:editing-cycles>
    <meta:generator>OpenOffice/4.1.6$Win32 OpenOffice.org_project/416m1$Build-9790</meta:generator>
    <meta:document-statistic meta:table-count="0" meta:image-count="0" meta:object-count="0" meta:page-count="3" meta:paragraph-count="66" meta:word-count="901" meta:character-count="5007"/>
  </office:meta>
</office:document-meta>
</file>